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scadia Mono" fo:font-size="9.5pt" style:font-size-asian="9.5pt"/>
    </style:style>
    <style:style style:name="T1" style:family="text">
      <style:text-properties fo:color="#000000" loext:opacity="100%" style:font-name="Cascadia Mono" fo:font-size="9.5pt" style:font-size-asian="9.5pt"/>
    </style:style>
    <style:style style:name="T2" style:family="text">
      <style:text-properties fo:color="#2b91af" loext:opacity="100%" style:font-name="Cascadia Mono" fo:font-size="9.5pt" style:font-size-asian="9.5pt"/>
    </style:style>
    <style:style style:name="T3" style:family="text">
      <style:text-properties fo:color="#0000ff" loext:opacity="100%" style:font-name="Cascadia Mono" fo:font-size="9.5pt" style:font-size-asian="9.5pt"/>
    </style:style>
    <style:style style:name="T4" style:family="text">
      <style:text-properties fo:color="#a31515" loext:opacity="100%" style:font-name="Cascadia Mono" fo:font-size="9.5pt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task </text:span><text:span text:style-name="T2">main</text:span><text:span text:style-name="T1">()</text:span></text:p>
      <text:p text:style-name="Standard"><text:span text:style-name="T1">{</text:span></text:p>
      <text:p text:style-name="Standard"><text:span text:style-name="T1"><text:s/>{</text:span></text:p>
      <text:p text:style-name="Standard"><text:span text:style-name="T1"><text:tab/></text:span><text:span text:style-name="T3">int</text:span><text:span text:style-name="T1"> mode=0;</text:span></text:p>
      <text:p text:style-name="P1"/>
      <text:p text:style-name="Standard"><text:span text:style-name="T1"><text:s text:c="3"/></text:span><text:span text:style-name="T3">while</text:span><text:span text:style-name="T1">(</text:span><text:span text:style-name="T2">getButtonPress</text:span><text:span text:style-name="T1">(buttonLeft)==</text:span><text:span text:style-name="T3">false</text:span><text:span text:style-name="T1"> || </text:span><text:span text:style-name="T2">getButtonPress</text:span><text:span text:style-name="T1">(buttonRight)==</text:span><text:span text:style-name="T3">false</text:span><text:span text:style-name="T1">){</text:span></text:p>
      <text:p text:style-name="Standard"><text:span text:style-name="T1"><text:s text:c="2"/><text:tab/></text:span><text:span text:style-name="T2">displayCenteredTextLine</text:span><text:span text:style-name="T1">(4,</text:span><text:span text:style-name="T4">"Bienvenue Mobilex !!"</text:span><text:span text:style-name="T1">);</text:span></text:p>
      <text:p text:style-name="Standard"><text:span text:style-name="T1"><text:tab/>}</text:span></text:p>
      <text:p text:style-name="Standard"><text:span text:style-name="T1"><text:tab/></text:span><text:span text:style-name="T3">while</text:span><text:span text:style-name="T1">(</text:span><text:span text:style-name="T2">getButtonPress</text:span><text:span text:style-name="T1">(buttonUp)==</text:span><text:span text:style-name="T3">false</text:span><text:span text:style-name="T1"> || </text:span><text:span text:style-name="T2">getButtonPress</text:span><text:span text:style-name="T1">(buttonDown)==</text:span><text:span text:style-name="T3">false</text:span><text:span text:style-name="T1">){</text:span></text:p>
      <text:p text:style-name="Standard"><text:span text:style-name="T1"><text:tab/><text:tab/></text:span><text:span text:style-name="T2">displayCenteredTextLine</text:span><text:span text:style-name="T1">(4,</text:span><text:span text:style-name="T4">"Fonctionnement"</text:span><text:span text:style-name="T1">);</text:span></text:p>
      <text:p text:style-name="P1"/>
      <text:p text:style-name="Standard"><text:span text:style-name="T1"><text:tab/><text:tab/> </text:span><text:span text:style-name="T3">while</text:span><text:span text:style-name="T1">(mode==0){</text:span></text:p>
      <text:p text:style-name="Standard"><text:span text:style-name="T1"><text:tab/><text:tab/> <text:s text:c="2"/><text:tab/></text:span><text:span text:style-name="T2">displayCenteredTextLine</text:span><text:span text:style-name="T1">(5,</text:span><text:span text:style-name="T4">"Manuel"</text:span><text:span text:style-name="T1">);</text:span></text:p>
      <text:p text:style-name="Standard"><text:span text:style-name="T1"><text:tab/><text:tab/><text:tab/><text:tab/> <text:s/></text:span><text:span text:style-name="T3">if</text:span><text:span text:style-name="T1">( </text:span><text:span text:style-name="T2">getButtonPress</text:span><text:span text:style-name="T1">(buttonEnter)==</text:span><text:span text:style-name="T3">true</text:span><text:span text:style-name="T1">){</text:span></text:p>
      <text:p text:style-name="Standard"><text:span text:style-name="T1"><text:tab/><text:tab/><text:tab/><text:tab/> <text:s/><text:tab/>mode=1;</text:span></text:p>
      <text:p text:style-name="Standard"><text:span text:style-name="T1"><text:tab/><text:tab/><text:tab/><text:tab/> <text:s/>}</text:span></text:p>
      <text:p text:style-name="Standard"><text:span text:style-name="T1"><text:tab/><text:tab/><text:tab/><text:tab/> <text:s/></text:span><text:span text:style-name="T3">if</text:span><text:span text:style-name="T1">(</text:span><text:span text:style-name="T2">getButtonPress</text:span><text:span text:style-name="T1">(buttonUp)==</text:span><text:span text:style-name="T3">true</text:span><text:span text:style-name="T1"> &amp;&amp; </text:span><text:span text:style-name="T2">getButtonPress</text:span><text:span text:style-name="T1">(buttonDown)==</text:span><text:span text:style-name="T3">true</text:span><text:span text:style-name="T1">){</text:span></text:p>
      <text:p text:style-name="Standard"><text:span text:style-name="T1"><text:tab/> <text:s text:c="9"/>mode=3;</text:span></text:p>
      <text:p text:style-name="Standard"><text:span text:style-name="T1"><text:tab/> <text:s text:c="7"/>}</text:span></text:p>
      <text:p text:style-name="Standard"><text:span text:style-name="T1"><text:tab/> <text:s text:c="2"/>}</text:span></text:p>
      <text:p text:style-name="P1"/>
      <text:p text:style-name="P1"/>
      <text:p text:style-name="Standard"><text:span text:style-name="T1"><text:tab/> <text:s text:c="2"/></text:span><text:span text:style-name="T3">while</text:span><text:span text:style-name="T1">(mode==1){</text:span></text:p>
      <text:p text:style-name="Standard"><text:span text:style-name="T1"><text:tab/> <text:s text:c="4"/></text:span><text:span text:style-name="T2">displayCenteredTextLine</text:span><text:span text:style-name="T1">(5,</text:span><text:span text:style-name="T4">"Automatique"</text:span><text:span text:style-name="T1">);</text:span></text:p>
      <text:p text:style-name="Standard"><text:span text:style-name="T1"><text:tab/><text:tab/><text:tab/> <text:s text:c="4"/></text:span><text:span text:style-name="T3">if</text:span><text:span text:style-name="T1">(</text:span><text:span text:style-name="T2">getButtonPress</text:span><text:span text:style-name="T1">(buttonEnter)==</text:span><text:span text:style-name="T3">true</text:span><text:span text:style-name="T1">){</text:span></text:p>
      <text:p text:style-name="Standard"><text:span text:style-name="T1"><text:tab/><text:tab/><text:tab/> <text:s text:c="2"/><text:tab/><text:tab/>mode=0;</text:span></text:p>
      <text:p text:style-name="Standard"><text:span text:style-name="T1"><text:tab/><text:tab/><text:tab/> <text:s text:c="4"/>}</text:span></text:p>
      <text:p text:style-name="Standard"><text:span text:style-name="T1"><text:tab/> <text:s text:c="8"/></text:span><text:span text:style-name="T3">if</text:span><text:span text:style-name="T1">(</text:span><text:span text:style-name="T2">getButtonPress</text:span><text:span text:style-name="T1">(buttonUp)==</text:span><text:span text:style-name="T3">true</text:span><text:span text:style-name="T1"> &amp;&amp; </text:span><text:span text:style-name="T2">getButtonPress</text:span><text:span text:style-name="T1">(buttonDown)==</text:span><text:span text:style-name="T3">true</text:span><text:span text:style-name="T1">){</text:span></text:p>
      <text:p text:style-name="Standard"><text:span text:style-name="T1"><text:tab/> <text:s text:c="9"/>mode=3;</text:span></text:p>
      <text:p text:style-name="Standard"><text:span text:style-name="T1"><text:tab/> <text:s text:c="7"/>}</text:span></text:p>
      <text:p text:style-name="Standard"><text:span text:style-name="T1"><text:s text:c="2"/><text:tab/>}</text:span></text:p>
      <text:p text:style-name="P1"/>
      <text:p text:style-name="Standard"><text:span text:style-name="T1"><text:tab/>}</text:span></text:p>
      <text:p text:style-name="P1"/>
      <text:p text:style-name="Standard"><text:span text:style-name="T1">}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mmanuel MAVOUNGOU</meta:initial-creator>
    <meta:creation-date>2022-03-11T02:31:57.861000000</meta:creation-date>
    <dc:date>2022-03-11T02:35:08.591000000</dc:date>
    <dc:creator>Emmanuel MAVOUNGOU</dc:creator>
    <meta:editing-duration>PT3M10S</meta:editing-duration>
    <meta:editing-cycles>1</meta:editing-cycles>
    <meta:generator>LibreOffice/7.2.3.2$Windows_X86_64 LibreOffice_project/d166454616c1632304285822f9c83ce2e660fd92</meta:generator>
    <meta:document-statistic meta:table-count="0" meta:image-count="0" meta:object-count="0" meta:page-count="1" meta:paragraph-count="29" meta:word-count="42" meta:character-count="774" meta:non-whitespace-character-count="623"/>
  </office:meta>
</office:document-meta>
</file>